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元データ</text:p>
          </table:table-cell>
          <table:table-cell office:value-type="string" calcext:value-type="string">
            <text:p>圧縮後</text:p>
          </table:table-cell>
          <table:table-cell office:value-type="string" calcext:value-type="string">
            <text:p>圧縮率</text:p>
          </table:table-cell>
          <table:table-cell/>
          <table:table-cell office:value-type="string" calcext:value-type="string">
            <text:p>JPEG(1280*720)</text:p>
          </table:table-cell>
          <table:table-cell table:formula="of:=2914404/(2976*3968)*(1280*720)" office:value-type="float" office:value="227450.884495317" calcext:value-type="float">
            <text:p>227450.884495317</text:p>
          </table:table-cell>
          <table:table-cell/>
          <table:table-cell office:value-type="string" calcext:value-type="string">
            <text:p>JPEG帯域</text:p>
          </table:table-cell>
          <table:table-cell table:formula="of:=[.G1]*25*8/1024/1024" office:value-type="float" office:value="43.3828133574137" calcext:value-type="float">
            <text:p>43.382813357413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21600" calcext:value-type="float">
            <text:p>921600</text:p>
          </table:table-cell>
          <table:table-cell office:value-type="float" office:value="346924" calcext:value-type="float">
            <text:p>346924</text:p>
          </table:table-cell>
          <table:table-cell table:formula="of:=[.C2]/[.B2]" office:value-type="float" office:value="0.376436631944444" calcext:value-type="float">
            <text:p>0.376436631944444</text:p>
          </table:table-cell>
          <table:table-cell/>
          <table:table-cell office:value-type="string" calcext:value-type="string">
            <text:p>RGB</text:p>
          </table:table-cell>
          <table:table-cell table:formula="of:=SUM([.C2:.C4])" office:value-type="float" office:value="1072823" calcext:value-type="float">
            <text:p>10728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</text:p>
          </table:table-cell>
          <table:table-cell office:value-type="float" office:value="921601" calcext:value-type="float">
            <text:p>921601</text:p>
          </table:table-cell>
          <table:table-cell office:value-type="float" office:value="410388" calcext:value-type="float">
            <text:p>410388</text:p>
          </table:table-cell>
          <table:table-cell table:formula="of:=[.C3]/[.B3]" office:value-type="float" office:value="0.445298995986332" calcext:value-type="float">
            <text:p>0.445298995986332</text:p>
          </table:table-cell>
          <table:table-cell/>
          <table:table-cell office:value-type="string" calcext:value-type="string">
            <text:p>XYZ</text:p>
          </table:table-cell>
          <table:table-cell table:formula="of:=SUM([.C5:.C7])" office:value-type="float" office:value="361193" calcext:value-type="float">
            <text:p>361193</text:p>
          </table:table-cell>
          <table:table-cell/>
          <table:table-cell office:value-type="string" calcext:value-type="string">
            <text:p>XYZ帯域</text:p>
          </table:table-cell>
          <table:table-cell table:formula="of:=[.G3]*25*8/1024/1024" office:value-type="float" office:value="68.8920974731445" calcext:value-type="float">
            <text:p>68.8920974731445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921602" calcext:value-type="float">
            <text:p>921602</text:p>
          </table:table-cell>
          <table:table-cell office:value-type="float" office:value="315511" calcext:value-type="float">
            <text:p>315511</text:p>
          </table:table-cell>
          <table:table-cell table:formula="of:=[.C4]/[.B4]" office:value-type="float" office:value="0.342350602537755" calcext:value-type="float">
            <text:p>0.342350602537755</text:p>
          </table:table-cell>
          <table:table-cell/>
          <table:table-cell office:value-type="string" calcext:value-type="string">
            <text:p>UV</text:p>
          </table:table-cell>
          <table:table-cell table:formula="of:=SUM([.C8:.C9])" office:value-type="float" office:value="65712" calcext:value-type="float">
            <text:p>65712</text:p>
          </table:table-cell>
          <table:table-cell/>
          <table:table-cell office:value-type="string" calcext:value-type="string">
            <text:p>UV帯域</text:p>
          </table:table-cell>
          <table:table-cell table:formula="of:=[.G4]*25*8/1024/1024" office:value-type="float" office:value="12.5335693359375" calcext:value-type="float">
            <text:p>12.533569335937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843200" calcext:value-type="float">
            <text:p>1843200</text:p>
          </table:table-cell>
          <table:table-cell office:value-type="float" office:value="114025" calcext:value-type="float">
            <text:p>114025</text:p>
          </table:table-cell>
          <table:table-cell table:formula="of:=[.C5]/[.B5]" office:value-type="float" office:value="0.0618625217013889" calcext:value-type="float">
            <text:p>0.0618625217013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843201" calcext:value-type="float">
            <text:p>1843201</text:p>
          </table:table-cell>
          <table:table-cell office:value-type="float" office:value="88854" calcext:value-type="float">
            <text:p>88854</text:p>
          </table:table-cell>
          <table:table-cell table:formula="of:=[.C6]/[.B6]" office:value-type="float" office:value="0.0482063540547124" calcext:value-type="float">
            <text:p>0.0482063540547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843202" calcext:value-type="float">
            <text:p>1843202</text:p>
          </table:table-cell>
          <table:table-cell office:value-type="float" office:value="158314" calcext:value-type="float">
            <text:p>158314</text:p>
          </table:table-cell>
          <table:table-cell table:formula="of:=[.C7]/[.B7]" office:value-type="float" office:value="0.0858907488164618" calcext:value-type="float">
            <text:p>0.08589074881646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</text:p>
          </table:table-cell>
          <table:table-cell office:value-type="float" office:value="1843203" calcext:value-type="float">
            <text:p>1843203</text:p>
          </table:table-cell>
          <table:table-cell office:value-type="float" office:value="57315" calcext:value-type="float">
            <text:p>57315</text:p>
          </table:table-cell>
          <table:table-cell table:formula="of:=[.C8]/[.B8]" office:value-type="float" office:value="0.0310953269932829" calcext:value-type="float">
            <text:p>0.031095326993283</text:p>
          </table:table-cell>
          <table:table-cell/>
          <table:table-cell office:value-type="string" calcext:value-type="string">
            <text:p>1フレーム</text:p>
          </table:table-cell>
          <table:table-cell table:formula="of:=SUM([.C2:.C9])" office:value-type="float" office:value="1499728" calcext:value-type="float">
            <text:p>14997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843204" calcext:value-type="float">
            <text:p>1843204</text:p>
          </table:table-cell>
          <table:table-cell office:value-type="float" office:value="8397" calcext:value-type="float">
            <text:p>8397</text:p>
          </table:table-cell>
          <table:table-cell table:formula="of:=[.C9]/[.B9]" office:value-type="float" office:value="0.00455565417609771" calcext:value-type="float">
            <text:p>0.004555654176098</text:p>
          </table:table-cell>
          <table:table-cell/>
          <table:table-cell office:value-type="string" calcext:value-type="string">
            <text:p>帯域</text:p>
          </table:table-cell>
          <table:table-cell table:formula="of:=[.G8]*25*8/1024/1024" office:value-type="float" office:value="286.050415039062" calcext:value-type="float">
            <text:p>286.050415039062</text:p>
          </table:table-cell>
          <table:table-cell/>
          <table:table-cell office:value-type="string" calcext:value-type="string">
            <text:p>参考帯域</text:p>
          </table:table-cell>
          <table:table-cell table:formula="of:=[.J1]+[.J3]+[.J4]" office:value-type="float" office:value="124.808480166496" calcext:value-type="float">
            <text:p>124.8084801664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5T23:55:36.934018364</meta:creation-date>
    <dc:date>2020-06-16T00:56:03.568574574</dc:date>
    <meta:editing-duration>PT9M46S</meta:editing-duration>
    <meta:editing-cycles>1</meta:editing-cycles>
    <meta:document-statistic meta:table-count="1" meta:cell-count="55" meta:object-count="0"/>
    <meta:generator>LibreOffice/6.4.3.2$Linux_X86_64 LibreOffice_project/40$Build-2</meta:generator>
  </office:meta>
</office:document-meta>
</file>